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9in" fo:margin-left="0in" fo:margin-right="0.1in" table:align="margins" style:writing-mode="lr-tb"/>
    </style:style>
    <style:style style:name="Table1.A" style:family="table-column">
      <style:table-column-properties style:column-width="0.3625in" style:rel-column-width="2399*"/>
    </style:style>
    <style:style style:name="Table1.B" style:family="table-column">
      <style:table-column-properties style:column-width="2.3993in" style:rel-column-width="15882*"/>
    </style:style>
    <style:style style:name="Table1.C" style:family="table-column">
      <style:table-column-properties style:column-width="0.6028in" style:rel-column-width="3990*"/>
    </style:style>
    <style:style style:name="Table1.D" style:family="table-column">
      <style:table-column-properties style:column-width="0.6458in" style:rel-column-width="4275*"/>
    </style:style>
    <style:style style:name="Table1.E" style:family="table-column">
      <style:table-column-properties style:column-width="0.5938in" style:rel-column-width="3930*"/>
    </style:style>
    <style:style style:name="Table1.F" style:family="table-column">
      <style:table-column-properties style:column-width="0.5833in" style:rel-column-width="3861*"/>
    </style:style>
    <style:style style:name="Table1.G" style:family="table-column">
      <style:table-column-properties style:column-width="0.6146in" style:rel-column-width="4068*"/>
    </style:style>
    <style:style style:name="Table1.H" style:family="table-column">
      <style:table-column-properties style:column-width="0.6042in" style:rel-column-width="3999*"/>
    </style:style>
    <style:style style:name="Table1.K" style:family="table-column">
      <style:table-column-properties style:column-width="0.5729in" style:rel-column-width="3792*"/>
    </style:style>
    <style:style style:name="Table1.L" style:family="table-column">
      <style:table-column-properties style:column-width="0.6514in" style:rel-column-width="4311*"/>
    </style:style>
    <style:style style:name="Table1.M" style:family="table-column">
      <style:table-column-properties style:column-width="1.0097in" style:rel-column-width="6685*"/>
    </style:style>
    <style:style style:name="Table1.1" style:family="table-row">
      <style:table-row-properties style:min-row-height="0.2917in" style:keep-together="true" fo:keep-together="auto"/>
    </style:style>
    <style:style style:name="Table1.A1" style:family="table-cell">
      <style:table-cell-properties style:vertical-align="top" fo:padding="0.0382in" fo:border-left="0.0139in solid #000000" fo:border-right="none" fo:border-top="0.0139in solid #000000" fo:border-bottom="0.0139in solid #000000" style:writing-mode="lr-tb"/>
    </style:style>
    <style:style style:name="Table1.M1" style:family="table-cell">
      <style:table-cell-properties style:vertical-align="top" fo:padding="0.0382in" fo:border="0.0139in solid #000000" style:writing-mode="lr-tb"/>
    </style:style>
    <style:style style:name="Table1.2" style:family="table-row">
      <style:table-row-properties style:min-row-height="0.234in" style:keep-together="true" fo:keep-together="auto"/>
    </style:style>
    <style:style style:name="Table1.D2" style:family="table-cell" style:data-style-name="N0">
      <style:table-cell-properties style:vertical-align="top" fo:padding="0.0382in" fo:border-left="0.0139in solid #000000" fo:border-right="none" fo:border-top="none" fo:border-bottom="0.0139in solid #000000" style:writing-mode="lr-tb"/>
    </style:style>
    <style:style style:name="Table1.3" style:family="table-row">
      <style:table-row-properties style:keep-together="true" fo:keep-together="auto"/>
    </style:style>
    <style:style style:name="Table1.D3" style:family="table-cell">
      <style:table-cell-properties style:vertical-align="top" fo:padding="0.0382in" fo:border-left="0.0139in solid #000000" fo:border-right="none" fo:border-top="none" fo:border-bottom="0.0139in solid #000000" style:writing-mode="lr-tb"/>
    </style:style>
    <style:style style:name="Table1.E3" style:family="table-cell" style:data-style-name="N33">
      <style:table-cell-properties style:vertical-align="top" fo:padding="0.0382in" fo:border-left="0.0139in solid #000000" fo:border-right="none" fo:border-top="none" fo:border-bottom="0.013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M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M10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Free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officeooo:rsid="001bb00f" officeooo:paragraph-rsid="001bb00f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style:font-size-asian="9pt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 style:snap-to-layout-grid="false"/>
      <style:text-properties style:font-name="FreeSans" fo:font-size="9pt" fo:font-weight="bold" officeooo:paragraph-rsid="001bb00f" style:font-size-asian="9pt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b3d6" officeooo:paragraph-rsid="0016b3d6" style:font-size-asian="9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f02c" officeooo:paragraph-rsid="0016f02c" style:font-size-asian="9pt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FreeSans" fo:font-size="9pt" fo:font-weight="bold" officeooo:rsid="001bb00f" officeooo:paragraph-rsid="001bb00f" style:font-size-asian="9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style:font-name="FreeSans" fo:font-size="9pt" fo:font-weight="bold" style:font-size-asian="9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paragraph-rsid="0023d3b8" style:font-size-asian="9pt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paragraph-rsid="00244137" style:font-size-asian="9pt" style:font-weight-asian="bold"/>
    </style:style>
    <style:style style:name="P12" style:family="paragraph" style:parent-style-name="Standard">
      <style:text-properties style:font-name="FreeSans" fo:font-size="9pt" style:font-size-asian="9pt"/>
    </style:style>
    <style:style style:name="P13" style:family="paragraph" style:parent-style-name="Standard">
      <style:paragraph-properties style:snap-to-layout-grid="false"/>
      <style:text-properties style:font-name="FreeSans" fo:font-size="9pt" style:font-size-asian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FreeSans" fo:font-size="10.5pt" fo:font-weight="bold" style:font-size-asian="10.5pt" style:font-weight-asian="bold" style:font-weight-complex="bold"/>
    </style:style>
    <style:style style:name="P15" style:family="paragraph" style:parent-style-name="Standard">
      <style:text-properties style:font-name="FreeSans" fo:font-size="11pt" style:font-size-asian="11pt"/>
    </style:style>
    <style:style style:name="P16" style:family="paragraph" style:parent-style-name="Standard" style:master-page-name="Standard">
      <style:paragraph-properties style:page-number="auto"/>
      <style:text-properties style:font-name="FreeSans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3d3b8" officeooo:paragraph-rsid="0023d3b8" style:font-size-asian="9pt" style:font-weight-asian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44137" officeooo:paragraph-rsid="00244137" style:font-size-asian="9pt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52413" officeooo:paragraph-rsid="00252413" style:font-size-asian="9pt" style:font-weight-asian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3d3b8" officeooo:paragraph-rsid="0023d3b8" style:font-size-asian="9pt" style:font-weight-asian="bold" style:font-weight-complex="bold"/>
    </style:style>
    <style:style style:name="P21" style:family="paragraph" style:parent-style-name="Heading_20_4">
      <style:paragraph-properties style:snap-to-layout-grid="false"/>
      <style:text-properties style:font-name="FreeSans" fo:font-size="9pt" fo:font-weight="bold" style:font-size-asian="9pt" style:font-weight-asian="bold" style:font-weight-complex="bold"/>
    </style:style>
    <style:style style:name="P22" style:family="paragraph" style:parent-style-name="Heading_20_5">
      <style:text-properties style:font-name="FreeSans"/>
    </style:style>
    <style:style style:name="T1" style:family="text">
      <style:text-properties fo:font-size="16pt" style:font-size-asian="16pt"/>
    </style:style>
    <style:style style:name="T2" style:family="text">
      <style:text-properties officeooo:rsid="0023d3b8"/>
    </style:style>
    <style:style style:name="T3" style:family="text">
      <style:text-properties officeooo:rsid="00244137"/>
    </style:style>
    <style:style style:name="T4" style:family="text">
      <style:text-properties officeooo:rsid="00252413"/>
    </style:style>
    <style:style style:name="T5" style:family="text">
      <style:text-properties officeooo:rsid="00259c19"/>
    </style:style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KINGSVIEW CHESS CLUB</text:span><text:tab/><text:tab/><text:tab/><text:span text:style-name="T1">CHAMPIONSHIP GROUP</text:span> </text:p>
      <text:p text:style-name="P15">2011-2012</text:p>
      <text:p text:style-name="P12"/>
      <text:p text:style-name="P12"><text:s/></text:p>
      <text:h text:style-name="P22" text:outline-level="5"><text:span text:style-name="T2">Sing</text:span>le Round Robi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D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rows-spanned="3" office:value-type="string">
            <text:p text:style-name="P2"/>
            <text:p text:style-name="P2"/>
            <text:p text:style-name="P2">No</text:p>
            <text:p text:style-name="P3"/>
          </table:table-cell>
          <table:table-cell table:style-name="Table1.A1" table:number-rows-spanned="3" office:value-type="string">
            <text:p text:style-name="P2"/>
            <text:p text:style-name="P2"/>
            <text:p text:style-name="P2">Player</text:p>
          </table:table-cell>
          <table:table-cell table:style-name="Table1.A1" table:number-rows-spanned="3" office:value-type="string">
            <text:h text:style-name="P21" text:outline-level="4"/>
            <text:h text:style-name="P21" text:outline-level="4"/>
            <text:h text:style-name="P21" text:outline-level="4">Rating</text:h>
          </table:table-cell>
          <table:table-cell table:style-name="Table1.A1" table:number-columns-spanned="9" office:value-type="string">
            <text:p text:style-name="P4">Roun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rows-spanned="3" office:value-type="string">
            <text:p text:style-name="P14"/>
            <text:p text:style-name="P14">TOTAL SCORE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float" office:value="1">
            <text:p text:style-name="P8">1</text:p>
          </table:table-cell>
          <table:table-cell table:style-name="Table1.D2" office:value-type="float" office:value="2">
            <text:p text:style-name="P8">2</text:p>
          </table:table-cell>
          <table:table-cell table:style-name="Table1.D2" office:value-type="float" office:value="3">
            <text:p text:style-name="P8">3</text:p>
          </table:table-cell>
          <table:table-cell table:style-name="Table1.D2" office:value-type="float" office:value="4">
            <text:p text:style-name="P8">4</text:p>
          </table:table-cell>
          <table:table-cell table:style-name="Table1.D2" office:value-type="float" office:value="5">
            <text:p text:style-name="P8">5</text:p>
          </table:table-cell>
          <table:table-cell table:style-name="Table1.D2" office:value-type="float" office:value="6">
            <text:p text:style-name="P8">6</text:p>
          </table:table-cell>
          <table:table-cell table:style-name="Table1.D2" office:value-type="float" office:value="7">
            <text:p text:style-name="P8">7</text:p>
          </table:table-cell>
          <table:table-cell table:style-name="Table1.D2" office:value-type="float" office:value="8">
            <text:p text:style-name="P8">8</text:p>
          </table:table-cell>
          <table:table-cell table:style-name="Table1.D2" office:value-type="float" office:value="9">
            <text:p text:style-name="P8">9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8">Jan <text:span text:style-name="T2">9</text:span></text:p>
          </table:table-cell>
          <table:table-cell table:style-name="Table1.E3" table:formula="ooow:&lt;D3&gt;+7" office:value-type="date" office:date-value="2013-01-16">
            <text:p text:style-name="P5">Jan 16</text:p>
          </table:table-cell>
          <table:table-cell table:style-name="Table1.E3" table:formula="ooow:&lt;E3&gt;+7" office:value-type="date" office:date-value="2013-01-23">
            <text:p text:style-name="P5">Jan 23</text:p>
          </table:table-cell>
          <table:table-cell table:style-name="Table1.E3" table:formula="ooow:&lt;F3&gt;+7" office:value-type="date" office:date-value="2013-01-30">
            <text:p text:style-name="P5">Jan 30</text:p>
          </table:table-cell>
          <table:table-cell table:style-name="Table1.E3" table:formula="ooow:&lt;G3&gt;+7" office:value-type="date" office:date-value="2013-02-06">
            <text:p text:style-name="P5">Feb 06</text:p>
          </table:table-cell>
          <table:table-cell table:style-name="Table1.E3" table:formula="ooow:&lt;H3&gt;+7" office:value-type="date" office:date-value="2013-02-13">
            <text:p text:style-name="P5">Feb 13</text:p>
          </table:table-cell>
          <table:table-cell table:style-name="Table1.E3" table:formula="ooow:&lt;I3&gt;+7" office:value-type="date" office:date-value="2013-02-20">
            <text:p text:style-name="P5">Feb 20</text:p>
          </table:table-cell>
          <table:table-cell table:style-name="Table1.E3" table:formula="ooow:&lt;J3&gt;+7" office:value-type="date" office:date-value="2013-02-27">
            <text:p text:style-name="P5">Feb 27</text:p>
          </table:table-cell>
          <table:table-cell table:style-name="Table1.E3" table:formula="ooow:&lt;K3&gt;+7" office:value-type="date" office:date-value="2013-03-06">
            <text:p text:style-name="P5">Mar 06</text:p>
          </table:table-cell>
          <table:covered-table-cell/>
        </table:table-row>
        <table:table-row table:style-name="Table1.3">
          <table:table-cell table:style-name="Table1.A4" office:value-type="string">
            <text:p text:style-name="P6"/>
            <text:p text:style-name="P6">1</text:p>
          </table:table-cell>
          <table:table-cell table:style-name="Table1.B4" office:value-type="string">
            <text:p text:style-name="P1"/>
          </table:table-cell>
          <table:table-cell table:style-name="Table1.B4" office:value-type="string">
            <text:p text:style-name="P1"/>
            <text:p text:style-name="P1"/>
            <text:p text:style-name="P1"/>
          </table:table-cell>
          <table:table-cell table:style-name="Table1.B4" office:value-type="string">
            <text:p text:style-name="P17">BYE</text:p>
          </table:table-cell>
          <table:table-cell table:style-name="Table1.B4" office:value-type="string">
            <text:p text:style-name="P17">W 2</text:p>
          </table:table-cell>
          <table:table-cell table:style-name="Table1.B4" office:value-type="string">
            <text:p text:style-name="P18">B 3</text:p>
          </table:table-cell>
          <table:table-cell table:style-name="Table1.B4" office:value-type="string">
            <text:p text:style-name="P18">W 4</text:p>
          </table:table-cell>
          <table:table-cell table:style-name="Table1.B4" office:value-type="string">
            <text:p text:style-name="P18">B 5</text:p>
          </table:table-cell>
          <table:table-cell table:style-name="Table1.B4" office:value-type="string">
            <text:p text:style-name="P18">W 6</text:p>
          </table:table-cell>
          <table:table-cell table:style-name="Table1.B4" office:value-type="string">
            <text:p text:style-name="P19">B 7</text:p>
          </table:table-cell>
          <table:table-cell table:style-name="Table1.B4" office:value-type="string">
            <text:p text:style-name="P19">W 8</text:p>
          </table:table-cell>
          <table:table-cell table:style-name="Table1.B4" office:value-type="string">
            <text:p text:style-name="P19">B 9</text:p>
          </table:table-cell>
          <table:table-cell table:style-name="Table1.M4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2</text:p>
          </table:table-cell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13"/>
            <text:p text:style-name="P13"/>
            <text:p text:style-name="P13"/>
          </table:table-cell>
          <table:table-cell table:style-name="Table1.B4" office:value-type="string">
            <text:p text:style-name="P17">W 9</text:p>
          </table:table-cell>
          <table:table-cell table:style-name="Table1.B4" office:value-type="string">
            <text:p text:style-name="P17">B 1</text:p>
          </table:table-cell>
          <table:table-cell table:style-name="Table1.B4" office:value-type="string">
            <text:p text:style-name="P18">BYE</text:p>
          </table:table-cell>
          <table:table-cell table:style-name="Table1.B4" office:value-type="string">
            <text:p text:style-name="P18">W 3</text:p>
          </table:table-cell>
          <table:table-cell table:style-name="Table1.B4" office:value-type="string">
            <text:p text:style-name="P18">B 4</text:p>
          </table:table-cell>
          <table:table-cell table:style-name="Table1.B4" office:value-type="string">
            <text:p text:style-name="P18">W 5</text:p>
          </table:table-cell>
          <table:table-cell table:style-name="Table1.B4" office:value-type="string">
            <text:p text:style-name="P19">B 6</text:p>
          </table:table-cell>
          <table:table-cell table:style-name="Table1.B4" office:value-type="string">
            <text:p text:style-name="P19">W 7</text:p>
          </table:table-cell>
          <table:table-cell table:style-name="Table1.B4" office:value-type="string">
            <text:p text:style-name="P19">B 8</text:p>
          </table:table-cell>
          <table:table-cell table:style-name="Table1.M4" office:value-type="string">
            <text:p text:style-name="P13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3</text:p>
          </table:table-cell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13"/>
            <text:p text:style-name="P13"/>
            <text:p text:style-name="P13"/>
          </table:table-cell>
          <table:table-cell table:style-name="Table1.B4" office:value-type="string">
            <text:p text:style-name="P17">W 8</text:p>
          </table:table-cell>
          <table:table-cell table:style-name="Table1.B4" office:value-type="string">
            <text:p text:style-name="P18">B 9</text:p>
          </table:table-cell>
          <table:table-cell table:style-name="Table1.B4" office:value-type="string">
            <text:p text:style-name="P18">W 1</text:p>
          </table:table-cell>
          <table:table-cell table:style-name="Table1.B4" office:value-type="string">
            <text:p text:style-name="P18">B 2</text:p>
          </table:table-cell>
          <table:table-cell table:style-name="Table1.B4" office:value-type="string">
            <text:p text:style-name="P18">BYE</text:p>
          </table:table-cell>
          <table:table-cell table:style-name="Table1.B4" office:value-type="string">
            <text:p text:style-name="P18">W 4</text:p>
          </table:table-cell>
          <table:table-cell table:style-name="Table1.B4" office:value-type="string">
            <text:p text:style-name="P19">B 5</text:p>
          </table:table-cell>
          <table:table-cell table:style-name="Table1.B4" office:value-type="string">
            <text:p text:style-name="P19">W 6</text:p>
          </table:table-cell>
          <table:table-cell table:style-name="Table1.B4" office:value-type="string">
            <text:p text:style-name="P19">B 7</text:p>
          </table:table-cell>
          <table:table-cell table:style-name="Table1.M4" office:value-type="string">
            <text:p text:style-name="P13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4</text:p>
          </table:table-cell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13"/>
            <text:p text:style-name="P13"/>
            <text:p text:style-name="P13"/>
          </table:table-cell>
          <table:table-cell table:style-name="Table1.B4" office:value-type="string">
            <text:p text:style-name="P17">W 7</text:p>
          </table:table-cell>
          <table:table-cell table:style-name="Table1.B4" office:value-type="string">
            <text:p text:style-name="P10"><text:span text:style-name="T2">B </text:span><text:span text:style-name="T3">8</text:span></text:p>
          </table:table-cell>
          <table:table-cell table:style-name="Table1.B4" office:value-type="string">
            <text:p text:style-name="P18">W 9</text:p>
          </table:table-cell>
          <table:table-cell table:style-name="Table1.B4" office:value-type="string">
            <text:p text:style-name="P18">B 1</text:p>
          </table:table-cell>
          <table:table-cell table:style-name="Table1.B4" office:value-type="string">
            <text:p text:style-name="P18">W 2</text:p>
          </table:table-cell>
          <table:table-cell table:style-name="Table1.B4" office:value-type="string">
            <text:p text:style-name="P18">B 3</text:p>
          </table:table-cell>
          <table:table-cell table:style-name="Table1.B4" office:value-type="string">
            <text:p text:style-name="P18">BYE</text:p>
          </table:table-cell>
          <table:table-cell table:style-name="Table1.B4" office:value-type="string">
            <text:p text:style-name="P19">W 5</text:p>
          </table:table-cell>
          <table:table-cell table:style-name="Table1.B4" office:value-type="string">
            <text:p text:style-name="P19">B 6</text:p>
          </table:table-cell>
          <table:table-cell table:style-name="Table1.M4" office:value-type="string">
            <text:p text:style-name="P13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5</text:p>
          </table:table-cell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13"/>
            <text:p text:style-name="P13"/>
            <text:p text:style-name="P13"/>
          </table:table-cell>
          <table:table-cell table:style-name="Table1.B4" office:value-type="string">
            <text:p text:style-name="P17">W 6</text:p>
          </table:table-cell>
          <table:table-cell table:style-name="Table1.B4" office:value-type="string">
            <text:p text:style-name="P17">B 7</text:p>
          </table:table-cell>
          <table:table-cell table:style-name="Table1.B4" office:value-type="string">
            <text:p text:style-name="P18">W 8</text:p>
          </table:table-cell>
          <table:table-cell table:style-name="Table1.B4" office:value-type="string">
            <text:p text:style-name="P18">B 9</text:p>
          </table:table-cell>
          <table:table-cell table:style-name="Table1.B4" office:value-type="string">
            <text:p text:style-name="P18">W 1</text:p>
          </table:table-cell>
          <table:table-cell table:style-name="Table1.B4" office:value-type="string">
            <text:p text:style-name="P11"><text:span text:style-name="T4">B</text:span><text:span text:style-name="T3"> 2</text:span></text:p>
          </table:table-cell>
          <table:table-cell table:style-name="Table1.B4" office:value-type="string">
            <text:p text:style-name="P19">W 3</text:p>
          </table:table-cell>
          <table:table-cell table:style-name="Table1.B4" office:value-type="string">
            <text:p text:style-name="P19">B 4</text:p>
          </table:table-cell>
          <table:table-cell table:style-name="Table1.B4" office:value-type="string">
            <text:p text:style-name="P18">BYE</text:p>
          </table:table-cell>
          <table:table-cell table:style-name="Table1.M4" office:value-type="string">
            <text:p text:style-name="P13"/>
          </table:table-cell>
        </table:table-row>
        <table:table-row table:style-name="Table1.3">
          <table:table-cell table:style-name="Table1.A4" office:value-type="string">
            <text:p text:style-name="P7"/>
            <text:p text:style-name="P7">6</text:p>
          </table:table-cell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13"/>
            <text:p text:style-name="P13"/>
            <text:p text:style-name="P13"/>
          </table:table-cell>
          <table:table-cell table:style-name="Table1.B4" office:value-type="string">
            <text:p text:style-name="P17">B 5</text:p>
          </table:table-cell>
          <table:table-cell table:style-name="Table1.B4" office:value-type="string">
            <text:p text:style-name="P18">BYE</text:p>
          </table:table-cell>
          <table:table-cell table:style-name="Table1.B4" office:value-type="string">
            <text:p text:style-name="P18">W 7</text:p>
          </table:table-cell>
          <table:table-cell table:style-name="Table1.B4" office:value-type="string">
            <text:p text:style-name="P18">B 8</text:p>
          </table:table-cell>
          <table:table-cell table:style-name="Table1.B4" office:value-type="string">
            <text:p text:style-name="P18">W 9</text:p>
          </table:table-cell>
          <table:table-cell table:style-name="Table1.B4" office:value-type="string">
            <text:p text:style-name="P18">B 1</text:p>
          </table:table-cell>
          <table:table-cell table:style-name="Table1.B4" office:value-type="string">
            <text:p text:style-name="P19">W 2</text:p>
          </table:table-cell>
          <table:table-cell table:style-name="Table1.B4" office:value-type="string">
            <text:p text:style-name="P19">B 3</text:p>
          </table:table-cell>
          <table:table-cell table:style-name="Table1.B4" office:value-type="string">
            <text:p text:style-name="P19">W 4</text:p>
          </table:table-cell>
          <table:table-cell table:style-name="Table1.M4" office:value-type="string">
            <text:p text:style-name="P13"/>
          </table:table-cell>
        </table:table-row>
        <table:table-row table:style-name="Table1.3">
          <table:table-cell table:style-name="Table1.A10" office:value-type="string">
            <text:p text:style-name="P6"/>
            <text:p text:style-name="P20">7</text:p>
          </table:table-cell>
          <table:table-cell table:style-name="Table1.B10" office:value-type="string">
            <text:p text:style-name="P9"/>
          </table:table-cell>
          <table:table-cell table:style-name="Table1.B10" office:value-type="string">
            <text:p text:style-name="P13"/>
            <text:p text:style-name="P13"/>
            <text:p text:style-name="P13"/>
          </table:table-cell>
          <table:table-cell table:style-name="Table1.B10" office:value-type="string">
            <text:p text:style-name="P17">B 4</text:p>
          </table:table-cell>
          <table:table-cell table:style-name="Table1.B10" office:value-type="string">
            <text:p text:style-name="P17">W 5</text:p>
          </table:table-cell>
          <table:table-cell table:style-name="Table1.B10" office:value-type="string">
            <text:p text:style-name="P18">B 6</text:p>
          </table:table-cell>
          <table:table-cell table:style-name="Table1.B10" office:value-type="string">
            <text:p text:style-name="P18">BYE</text:p>
          </table:table-cell>
          <table:table-cell table:style-name="Table1.B10" office:value-type="string">
            <text:p text:style-name="P18">W 8</text:p>
          </table:table-cell>
          <table:table-cell table:style-name="Table1.B10" office:value-type="string">
            <text:p text:style-name="P18">B 9</text:p>
          </table:table-cell>
          <table:table-cell table:style-name="Table1.B10" office:value-type="string">
            <text:p text:style-name="P18">W 1</text:p>
          </table:table-cell>
          <table:table-cell table:style-name="Table1.B10" office:value-type="string">
            <text:p text:style-name="P19">B 2</text:p>
          </table:table-cell>
          <table:table-cell table:style-name="Table1.B10" office:value-type="string">
            <text:p text:style-name="P19">W 3</text:p>
          </table:table-cell>
          <table:table-cell table:style-name="Table1.M10" office:value-type="string">
            <text:p text:style-name="P13"/>
          </table:table-cell>
        </table:table-row>
        <table:table-row table:style-name="Table1.3">
          <table:table-cell table:style-name="Table1.A10" office:value-type="string">
            <text:p text:style-name="P6"/>
            <text:p text:style-name="P20">8</text:p>
          </table:table-cell>
          <table:table-cell table:style-name="Table1.B10" office:value-type="string">
            <text:p text:style-name="P9"/>
          </table:table-cell>
          <table:table-cell table:style-name="Table1.B10" office:value-type="string">
            <text:p text:style-name="P13"/>
            <text:p text:style-name="P13"/>
            <text:p text:style-name="P13"/>
          </table:table-cell>
          <table:table-cell table:style-name="Table1.B10" office:value-type="string">
            <text:p text:style-name="P17">B 3</text:p>
          </table:table-cell>
          <table:table-cell table:style-name="Table1.B10" office:value-type="string">
            <text:p text:style-name="P17">W 4</text:p>
          </table:table-cell>
          <table:table-cell table:style-name="Table1.B10" office:value-type="string">
            <text:p text:style-name="P18">B 5</text:p>
          </table:table-cell>
          <table:table-cell table:style-name="Table1.B10" office:value-type="string">
            <text:p text:style-name="P18">W 6</text:p>
          </table:table-cell>
          <table:table-cell table:style-name="Table1.B10" office:value-type="string">
            <text:p text:style-name="P19">B 7</text:p>
          </table:table-cell>
          <table:table-cell table:style-name="Table1.B10" office:value-type="string">
            <text:p text:style-name="P18">BYE</text:p>
          </table:table-cell>
          <table:table-cell table:style-name="Table1.B10" office:value-type="string">
            <text:p text:style-name="P19">W <text:span text:style-name="T5">9</text:span></text:p>
          </table:table-cell>
          <table:table-cell table:style-name="Table1.B10" office:value-type="string">
            <text:p text:style-name="P18">B 1</text:p>
          </table:table-cell>
          <table:table-cell table:style-name="Table1.B10" office:value-type="string">
            <text:p text:style-name="P19">W 2</text:p>
          </table:table-cell>
          <table:table-cell table:style-name="Table1.M10" office:value-type="string">
            <text:p text:style-name="P13"/>
          </table:table-cell>
        </table:table-row>
        <table:table-row table:style-name="Table1.3">
          <table:table-cell table:style-name="Table1.A10" office:value-type="string">
            <text:p text:style-name="P6"/>
            <text:p text:style-name="P20">9</text:p>
          </table:table-cell>
          <table:table-cell table:style-name="Table1.B10" office:value-type="string">
            <text:p text:style-name="P9"/>
          </table:table-cell>
          <table:table-cell table:style-name="Table1.B10" office:value-type="string">
            <text:p text:style-name="P13"/>
            <text:p text:style-name="P13"/>
            <text:p text:style-name="P13"/>
          </table:table-cell>
          <table:table-cell table:style-name="Table1.B10" office:value-type="string">
            <text:p text:style-name="P17">B 2</text:p>
          </table:table-cell>
          <table:table-cell table:style-name="Table1.B10" office:value-type="string">
            <text:p text:style-name="P17">W 3</text:p>
          </table:table-cell>
          <table:table-cell table:style-name="Table1.B10" office:value-type="string">
            <text:p text:style-name="P18">B 4</text:p>
          </table:table-cell>
          <table:table-cell table:style-name="Table1.B10" office:value-type="string">
            <text:p text:style-name="P18">W 5</text:p>
          </table:table-cell>
          <table:table-cell table:style-name="Table1.B10" office:value-type="string">
            <text:p text:style-name="P19">B 6</text:p>
          </table:table-cell>
          <table:table-cell table:style-name="Table1.B10" office:value-type="string">
            <text:p text:style-name="P19">W 7</text:p>
          </table:table-cell>
          <table:table-cell table:style-name="Table1.B10" office:value-type="string">
            <text:p text:style-name="P19">B <text:span text:style-name="T5">8</text:span></text:p>
          </table:table-cell>
          <table:table-cell table:style-name="Table1.B10" office:value-type="string">
            <text:p text:style-name="P18">BYE</text:p>
          </table:table-cell>
          <table:table-cell table:style-name="Table1.B10" office:value-type="string">
            <text:p text:style-name="P18">W 1</text:p>
          </table:table-cell>
          <table:table-cell table:style-name="Table1.M10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News Gothic MT"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Helvetica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News Gothic MT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Right_20_Same_20_Line" style:display-name="Right Same Line" style:family="paragraph" style:parent-style-name="Standard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in" fo:page-height="8.5in" style:num-format="1" style:print-orientation="landscape" fo:margin-top="0.7008in" fo:margin-bottom="0.5in" fo:margin-left="0.4016in" fo:margin-right="0.570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KINGSVIEW CHESS CLUB</dc:title>
    <meta:initial-creator>Pat Lumia</meta:initial-creator>
    <meta:creation-date>2011-11-26T08:41:00</meta:creation-date>
    <dc:date>2013-01-03T19:46:18</dc:date>
    <meta:editing-cycles>11</meta:editing-cycles>
    <meta:editing-duration>PT09H38M37S</meta:editing-duration>
    <meta:generator>OpenOffice.org/3.2$Unix OpenOffice.org_project/320m19$Build-9505</meta:generator>
    <meta:document-statistic meta:table-count="1" meta:image-count="0" meta:object-count="0" meta:page-count="1" meta:paragraph-count="117" meta:word-count="204" meta:character-count="415"/>
    <meta:user-defined meta:name="Info 1"/>
    <meta:user-defined meta:name="Info 2"/>
    <meta:user-defined meta:name="Info 3"/>
    <meta:user-defined meta:name="Info 4"/>
  </office:meta>
</office:document-meta>
</file>